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A0000003AD85D1A525ED5770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Preformatted_20_Text">
      <style:paragraph-properties fo:margin-left="0cm" fo:margin-right="0cm" fo:text-indent="0cm" style:auto-text-indent="false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loext:padding="0cm" loext:border="none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officeooo:paragraph-rsid="001df872" loext:padding="0cm" loext:border="none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paragraph-rsid="001df872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1">
      <style:paragraph-properties fo:margin-left="0cm" fo:margin-right="0cm" fo:text-indent="0cm" style:auto-text-indent="false"/>
    </style:style>
    <style:style style:name="P13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2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17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fo:background-color="#ffffff" loext:char-shading-value="0"/>
    </style:style>
    <style:style style:name="T3" style:family="text">
      <style:text-properties loext:padding-left="0.529cm" loext:padding-right="0.529cm" loext:padding-top="0.265cm" loext:padding-bottom="0.265cm" loext:border="1.5pt solid #04aa6d"/>
    </style:style>
    <style:style style:name="T4" style:family="text">
      <style:text-properties loext:padding="0cm" loext:border="none"/>
    </style:style>
    <style:style style:name="T5" style:family="text">
      <style:text-properties fo:color="#000000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0000cd" loext:opacity="100%"/>
    </style:style>
    <style:style style:name="T8" style:family="text">
      <style:text-properties fo:color="#008000" loext:opacity="100%"/>
    </style:style>
    <style:style style:name="T9" style:family="text">
      <style:text-properties fo:color="#a52a2a" loext:opacity="100%"/>
    </style:style>
    <style:style style:name="T10" style:family="text">
      <style:text-properties officeooo:rsid="001df87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xlink:href="https://www.w3schools.com/css/exercise.asp?filename=exercise_link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nlaces <text:span text:style-name="T10">en </text:span>CSS</text:h>
      <text:p text:style-name="P8"><text:span text:style-name="T1"/></text:p>
      <text:p text:style-name="Horizontal_20_Line"/>
      <text:p text:style-name="P9">Con CSS, los enlaces se pueden diseñar de muchas maneras diferentes.</text:p>
      <text:p text:style-name="Horizontal_20_Line"/>
      <text:p text:style-name="P8"><draw:frame draw:style-name="fr1" draw:name="Imagen1" text:anchor-type="char" svg:width="13.811cm" svg:height="1.535cm" draw:z-index="0"><draw:image xlink:href="Pictures/100000000000020A0000003AD85D1A525ED57707.png" xlink:type="simple" xlink:show="embed" xlink:actuate="onLoad" draw:mime-type="image/png"/></draw:frame><text:span text:style-name="T4"/></text:p>
      <text:p text:style-name="Horizontal_20_Line"/>
      <text:h text:style-name="P2" text:outline-level="2">Enlaces de estilo</text:h>
      <text:p text:style-name="P9">Los enlaces se pueden diseñar con cualquier propiedad CSS (p. ej <text:span text:style-name="Source_20_Text"><text:span text:style-name="T4">color, font-family</text:span></text:span>, <text:span text:style-name="Source_20_Text"><text:span text:style-name="T4">background</text:span></text:span>, etc.).</text:p>
      <text:h text:style-name="P3" text:outline-level="3">Ejemplo</text:h>
      <text:p text:style-name="P10">a <text:span text:style-name="T5">{</text:span><text:span text:style-name="T6"><text:line-break/>  color</text:span><text:span text:style-name="T5">:</text:span><text:span text:style-name="T7"> hotpink</text:span><text:span text:style-name="T5">;</text:span><text:span text:style-name="T6"><text:line-break/></text:span><text:span text:style-name="T5">}</text:span></text:p>
      <text:p text:style-name="P9"><text:a xlink:type="simple" xlink:href="https://www.w3schools.com/css/tryit.asp?filename=trycss_link_all" office:target-frame-name="_blank" xlink:show="new" text:style-name="Internet_20_link" text:visited-style-name="Visited_20_Internet_20_Link"><text:span text:style-name="T4"/></text:a></text:p>
      <text:p text:style-name="P9">Además, los enlaces pueden tener diferentes estilos según el <text:span text:style-name="Strong_20_Emphasis">estado </text:span>en el que se encuentren.</text:p>
      <text:p text:style-name="P9">Los cuatro estados de los enlaces son:</text:p>
      <text:list text:style-name="L1">
        <text:list-item>
          <text:p text:style-name="P11"><text:span text:style-name="Source_20_Text"><text:span text:style-name="T4">a:link</text:span></text:span>- un enlace normal y no visitado</text:p>
        </text:list-item>
        <text:list-item>
          <text:p text:style-name="P11"><text:span text:style-name="Source_20_Text"><text:span text:style-name="T4">a:visited</text:span></text:span>- un enlace que el usuario ha visitado</text:p>
        </text:list-item>
        <text:list-item>
          <text:p text:style-name="P11"><text:span text:style-name="Source_20_Text"><text:span text:style-name="T4">a:hover</text:span></text:span>- un enlace cuando el usuario pasa el mouse sobre él</text:p>
        </text:list-item>
        <text:list-item>
          <text:p text:style-name="P12"><text:span text:style-name="Source_20_Text"><text:span text:style-name="T4">a:active</text:span></text:span>- un enlace en el momento en que se hace clic en él</text:p>
        </text:list-item>
      </text:list>
      <text:h text:style-name="P3" text:outline-level="3">Ejemplo</text:h>
      <text:p text:style-name="P10"><text:span text:style-name="T8">/* unvisited link */</text:span><text:line-break/>a:link <text:span text:style-name="T5">{</text:span><text:span text:style-name="T6"><text:line-break/>  color</text:span><text:span text:style-name="T5">:</text:span><text:span text:style-name="T7"> red</text:span><text:span text:style-name="T5">;</text:span><text:span text:style-name="T6"><text:line-break/></text:span><text:span text:style-name="T5">}</text:span><text:line-break/><text:line-break/><text:span text:style-name="T8">/* visited link */</text:span><text:line-break/>a:visited <text:span text:style-name="T5">{</text:span><text:span text:style-name="T6"><text:line-break/>  color</text:span><text:span text:style-name="T5">:</text:span><text:span text:style-name="T7"> green</text:span><text:span text:style-name="T5">;</text:span><text:span text:style-name="T6"><text:line-break/></text:span><text:span text:style-name="T5">}</text:span><text:line-break/><text:line-break/><text:span text:style-name="T8">/* mouse over link */</text:span><text:line-break/><text:soft-page-break/>a:hover <text:span text:style-name="T5">{</text:span><text:span text:style-name="T6"><text:line-break/>  color</text:span><text:span text:style-name="T5">:</text:span><text:span text:style-name="T7"> hotpink</text:span><text:span text:style-name="T5">;</text:span><text:span text:style-name="T6"><text:line-break/></text:span><text:span text:style-name="T5">}</text:span><text:line-break/><text:line-break/><text:span text:style-name="T8">/* selected link */</text:span><text:line-break/>a:active <text:span text:style-name="T5">{</text:span><text:span text:style-name="T6"><text:line-break/>  color</text:span><text:span text:style-name="T5">:</text:span><text:span text:style-name="T7"> blue</text:span><text:span text:style-name="T5">;</text:span><text:span text:style-name="T6"><text:line-break/></text:span><text:span text:style-name="T5">}</text:span></text:p>
      <text:p text:style-name="P9"><text:span text:style-name="T4"><text:s/></text:span></text:p>
      <text:p text:style-name="P9">Al configurar el estilo para varios estados de enlace, existen algunas reglas de orden:</text:p>
      <text:list text:style-name="L2">
        <text:list-item>
          <text:p text:style-name="P13">a:hover DEBE venir después de a:link y a:visited</text:p>
        </text:list-item>
        <text:list-item>
          <text:p text:style-name="P14">a:active DEBE venir después de a:hover</text:p>
        </text:list-item>
      </text:list>
      <text:p text:style-name="Horizontal_20_Line"/>
      <text:h text:style-name="P2" text:outline-level="2">Decoración de texto</text:h>
      <text:p text:style-name="P9">La propiedad <text:span text:style-name="Source_20_Text"><text:span text:style-name="T4">text-decoration</text:span></text:span> se utiliza principalmente para eliminar subrayados de enlaces:</text:p>
      <text:h text:style-name="P3" text:outline-level="3">Ejemplo</text:h>
      <text:p text:style-name="P10">a:link <text:span text:style-name="T5">{</text:span><text:span text:style-name="T6"><text:line-break/>  text-decoration</text:span><text:span text:style-name="T5">:</text:span><text:span text:style-name="T7"> none</text:span><text:span text:style-name="T5">;</text:span><text:span text:style-name="T6"><text:line-break/></text:span><text:span text:style-name="T5">}</text:span><text:line-break/><text:line-break/>a:visited <text:span text:style-name="T5">{</text:span><text:span text:style-name="T6"><text:line-break/>  text-decoration</text:span><text:span text:style-name="T5">:</text:span><text:span text:style-name="T7"> none</text:span><text:span text:style-name="T5">;</text:span><text:span text:style-name="T6"><text:line-break/></text:span><text:span text:style-name="T5">}</text:span><text:line-break/><text:line-break/>a:hover <text:span text:style-name="T5">{</text:span><text:span text:style-name="T6"><text:line-break/>  text-decoration</text:span><text:span text:style-name="T5">:</text:span><text:span text:style-name="T7"> underline</text:span><text:span text:style-name="T5">;</text:span><text:span text:style-name="T6"><text:line-break/></text:span><text:span text:style-name="T5">}</text:span><text:line-break/><text:line-break/>a:active <text:span text:style-name="T5">{</text:span><text:span text:style-name="T6"><text:line-break/>  text-decoration</text:span><text:span text:style-name="T5">:</text:span><text:span text:style-name="T7"> underline</text:span><text:span text:style-name="T5">;</text:span><text:span text:style-name="T6"><text:line-break/></text:span><text:span text:style-name="T5">}</text:span></text:p>
      <text:p text:style-name="P8"><text:span text:style-name="T4"><text:s/></text:span></text:p>
      <text:p text:style-name="Horizontal_20_Line"/>
      <text:h text:style-name="P2" text:outline-level="2">Color de fondo</text:h>
      <text:p text:style-name="P9">La propiedad <text:span text:style-name="Source_20_Text"><text:span text:style-name="T4">background-color</text:span></text:span> se puede utilizar para especificar un color de fondo para los enlaces:</text:p>
      <text:h text:style-name="P3" text:outline-level="3"><text:soft-page-break/>Ejemplo</text:h>
      <text:p text:style-name="P10">a:link <text:span text:style-name="T5">{</text:span><text:span text:style-name="T6"><text:line-break/>  background-color</text:span><text:span text:style-name="T5">:</text:span><text:span text:style-name="T7"> yellow</text:span><text:span text:style-name="T5">;</text:span><text:span text:style-name="T6"><text:line-break/></text:span><text:span text:style-name="T5">}</text:span><text:line-break/><text:line-break/>a:visited <text:span text:style-name="T5">{</text:span><text:span text:style-name="T6"><text:line-break/>  background-color</text:span><text:span text:style-name="T5">:</text:span><text:span text:style-name="T7"> cyan</text:span><text:span text:style-name="T5">;</text:span><text:span text:style-name="T6"><text:line-break/></text:span><text:span text:style-name="T5">}</text:span><text:line-break/><text:line-break/>a:hover <text:span text:style-name="T5">{</text:span><text:span text:style-name="T6"><text:line-break/>  background-color</text:span><text:span text:style-name="T5">:</text:span><text:span text:style-name="T7"> lightgreen</text:span><text:span text:style-name="T5">;</text:span><text:span text:style-name="T6"><text:line-break/></text:span><text:span text:style-name="T5">}</text:span><text:line-break/><text:line-break/>a:active <text:span text:style-name="T5">{</text:span><text:span text:style-name="T6"><text:line-break/>  background-color</text:span><text:span text:style-name="T5">:</text:span><text:span text:style-name="T7"> hotpink</text:span><text:span text:style-name="T5">;</text:span><text:span text:style-name="T6"><text:line-break/></text:span><text:span text:style-name="T5">}</text:span> </text:p>
      <text:p text:style-name="P8"><text:span text:style-name="T4"><text:s/></text:span></text:p>
      <text:p text:style-name="Horizontal_20_Line"/>
      <text:h text:style-name="P2" text:outline-level="2">Botones de enlace</text:h>
      <text:p text:style-name="P9">Este ejemplo muestra un ejemplo más avanzado en el que combinamos varias propiedades CSS para mostrar enlaces como cuadros/botones:</text:p>
      <text:h text:style-name="P3" text:outline-level="3">Ejemplo</text:h>
      <text:p text:style-name="P10">a:link, a:visited <text:span text:style-name="T5">{</text:span><text:span text:style-name="T6"><text:line-break/>  background-color</text:span><text:span text:style-name="T5">:</text:span><text:span text:style-name="T7"> #f44336</text:span><text:span text:style-name="T5">;</text:span><text:span text:style-name="T6"><text:line-break/>  color</text:span><text:span text:style-name="T5">:</text:span><text:span text:style-name="T7"> white</text:span><text:span text:style-name="T5">;</text:span><text:span text:style-name="T6"><text:line-break/>  padding</text:span><text:span text:style-name="T5">:</text:span><text:span text:style-name="T7"> 14px 25px</text:span><text:span text:style-name="T5">;</text:span><text:span text:style-name="T6"><text:line-break/>  text-align</text:span><text:span text:style-name="T5">:</text:span><text:span text:style-name="T7"> center</text:span><text:span text:style-name="T5">;</text:span><text:span text:style-name="T6"><text:line-break/>  text-decoration</text:span><text:span text:style-name="T5">:</text:span><text:span text:style-name="T7"> none</text:span><text:span text:style-name="T5">;</text:span><text:span text:style-name="T6"><text:line-break/>  display</text:span><text:span text:style-name="T5">:</text:span><text:span text:style-name="T7"> inline-block</text:span><text:span text:style-name="T5">;</text:span><text:span text:style-name="T6"><text:line-break/></text:span><text:span text:style-name="T5">}</text:span><text:line-break/><text:line-break/>a:hover, a:active <text:span text:style-name="T5">{</text:span><text:span text:style-name="T6"><text:line-break/>  background-color</text:span><text:span text:style-name="T5">:</text:span><text:span text:style-name="T7"> red</text:span><text:span text:style-name="T5">;</text:span><text:span text:style-name="T6"><text:line-break/></text:span><text:span text:style-name="T5">}</text:span></text:p>
      <text:p text:style-name="P8"><text:span text:style-name="T4"><text:s/></text:span></text:p>
      <text:p text:style-name="Horizontal_20_Line"/>
      <text:h text:style-name="P2" text:outline-level="2">Más ejemplos</text:h>
      <text:h text:style-name="P3" text:outline-level="3">Ejemplo</text:h>
      <text:p text:style-name="P15">Este ejemplo demuestra cómo agregar otros estilos a los hipervínculos:</text:p>
      <text:p text:style-name="P10"><text:soft-page-break/>a.one:link <text:span text:style-name="T5">{</text:span><text:span text:style-name="T6">color</text:span><text:span text:style-name="T5">:</text:span><text:span text:style-name="T7"> #ff0000</text:span><text:span text:style-name="T5">;}</text:span><text:line-break/>a.one:visited <text:span text:style-name="T5">{</text:span><text:span text:style-name="T6">color</text:span><text:span text:style-name="T5">:</text:span><text:span text:style-name="T7"> #0000ff</text:span><text:span text:style-name="T5">;}</text:span><text:line-break/>a.one:hover <text:span text:style-name="T5">{</text:span><text:span text:style-name="T6">color</text:span><text:span text:style-name="T5">:</text:span><text:span text:style-name="T7"> #ffcc00</text:span><text:span text:style-name="T5">;}</text:span><text:line-break/><text:line-break/>a.two:link <text:span text:style-name="T5">{</text:span><text:span text:style-name="T6">color</text:span><text:span text:style-name="T5">:</text:span><text:span text:style-name="T7"> #ff0000</text:span><text:span text:style-name="T5">;}</text:span><text:line-break/>a.two:visited <text:span text:style-name="T5">{</text:span><text:span text:style-name="T6">color</text:span><text:span text:style-name="T5">:</text:span><text:span text:style-name="T7"> #0000ff</text:span><text:span text:style-name="T5">;}</text:span><text:line-break/>a.two:hover <text:span text:style-name="T5">{</text:span><text:span text:style-name="T6">font-size</text:span><text:span text:style-name="T5">:</text:span><text:span text:style-name="T7"> 150%</text:span><text:span text:style-name="T5">;}</text:span><text:line-break/><text:line-break/>a.three:link <text:span text:style-name="T5">{</text:span><text:span text:style-name="T6">color</text:span><text:span text:style-name="T5">:</text:span><text:span text:style-name="T7"> #ff0000</text:span><text:span text:style-name="T5">;}</text:span><text:line-break/>a.three:visited <text:span text:style-name="T5">{</text:span><text:span text:style-name="T6">color</text:span><text:span text:style-name="T5">:</text:span><text:span text:style-name="T7"> #0000ff</text:span><text:span text:style-name="T5">;}</text:span><text:line-break/>a.three:hover <text:span text:style-name="T5">{</text:span><text:span text:style-name="T6">background</text:span><text:span text:style-name="T5">:</text:span><text:span text:style-name="T7"> #66ff66</text:span><text:span text:style-name="T5">;}</text:span><text:line-break/><text:line-break/>a.four:link <text:span text:style-name="T5">{</text:span><text:span text:style-name="T6">color</text:span><text:span text:style-name="T5">:</text:span><text:span text:style-name="T7"> #ff0000</text:span><text:span text:style-name="T5">;}</text:span><text:line-break/>a.four:visited <text:span text:style-name="T5">{</text:span><text:span text:style-name="T6">color</text:span><text:span text:style-name="T5">:</text:span><text:span text:style-name="T7"> #0000ff</text:span><text:span text:style-name="T5">;}</text:span><text:line-break/>a.four:hover <text:span text:style-name="T5">{</text:span><text:span text:style-name="T6">font-family</text:span><text:span text:style-name="T5">:</text:span><text:span text:style-name="T7"> monospace</text:span><text:span text:style-name="T5">;}</text:span><text:line-break/><text:line-break/>a.five:link <text:span text:style-name="T5">{</text:span><text:span text:style-name="T6">color</text:span><text:span text:style-name="T5">:</text:span><text:span text:style-name="T7"> #ff0000</text:span><text:span text:style-name="T5">;</text:span><text:span text:style-name="T6"> text-decoration</text:span><text:span text:style-name="T5">:</text:span><text:span text:style-name="T7"> none</text:span><text:span text:style-name="T5">;}</text:span><text:line-break/>a.five:visited <text:span text:style-name="T5">{</text:span><text:span text:style-name="T6">color</text:span><text:span text:style-name="T5">:</text:span><text:span text:style-name="T7"> #0000ff</text:span><text:span text:style-name="T5">;</text:span><text:span text:style-name="T6"> text-decoration</text:span><text:span text:style-name="T5">:</text:span><text:span text:style-name="T7"> none</text:span><text:span text:style-name="T5">;}</text:span><text:line-break/>a.five:hover <text:span text:style-name="T5">{</text:span><text:span text:style-name="T6">text-decoration</text:span><text:span text:style-name="T5">:</text:span><text:span text:style-name="T7"> underline</text:span><text:span text:style-name="T5">;}</text:span></text:p>
      <text:p text:style-name="P9"><text:span text:style-name="T4"><text:s text:c="2"/></text:span></text:p>
      <text:h text:style-name="P3" text:outline-level="3">Ejemplo</text:h>
      <text:p text:style-name="P15">Otro ejemplo de cómo crear cuadros/botones de enlace:</text:p>
      <text:p text:style-name="P10">a:link, a:visited <text:span text:style-name="T5">{</text:span><text:span text:style-name="T6"><text:line-break/>  background-color</text:span><text:span text:style-name="T5">:</text:span><text:span text:style-name="T7"> white</text:span><text:span text:style-name="T5">;</text:span><text:span text:style-name="T6"><text:line-break/>  color</text:span><text:span text:style-name="T5">:</text:span><text:span text:style-name="T7"> black</text:span><text:span text:style-name="T5">;</text:span><text:span text:style-name="T6"><text:line-break/>  border</text:span><text:span text:style-name="T5">:</text:span><text:span text:style-name="T7"> 2px solid green</text:span><text:span text:style-name="T5">;</text:span><text:span text:style-name="T6"><text:line-break/>  padding</text:span><text:span text:style-name="T5">:</text:span><text:span text:style-name="T7"> 10px 20px</text:span><text:span text:style-name="T5">;</text:span><text:span text:style-name="T6"><text:line-break/>  text-align</text:span><text:span text:style-name="T5">:</text:span><text:span text:style-name="T7"> center</text:span><text:span text:style-name="T5">;</text:span><text:span text:style-name="T6"><text:line-break/>  text-decoration</text:span><text:span text:style-name="T5">:</text:span><text:span text:style-name="T7"> none</text:span><text:span text:style-name="T5">;</text:span><text:span text:style-name="T6"><text:line-break/>  display</text:span><text:span text:style-name="T5">:</text:span><text:span text:style-name="T7"> inline-block</text:span><text:span text:style-name="T5">;</text:span><text:span text:style-name="T6"><text:line-break/></text:span><text:span text:style-name="T5">}</text:span><text:line-break/><text:line-break/>a:hover, a:active <text:span text:style-name="T5">{</text:span><text:span text:style-name="T6"><text:line-break/>  background-color</text:span><text:span text:style-name="T5">:</text:span><text:span text:style-name="T7"> green</text:span><text:span text:style-name="T5">;</text:span><text:span text:style-name="T6"><text:line-break/>  color</text:span><text:span text:style-name="T5">:</text:span><text:span text:style-name="T7"> white</text:span><text:span text:style-name="T5">;</text:span><text:span text:style-name="T6"><text:line-break/></text:span><text:span text:style-name="T5">}</text:span></text:p>
      <text:p text:style-name="P9"><text:span text:style-name="T4"><text:s/></text:span></text:p>
      <text:h text:style-name="P3" text:outline-level="3">Ejemplo</text:h>
      <text:p text:style-name="P15">Este ejemplo demuestra los diferentes tipos de cursores (puede resultar útil para enlaces):</text:p>
      <text:p text:style-name="P16"><text:span text:style-name="T7">&lt;</text:span><text:span text:style-name="T9">span</text:span><text:span text:style-name="T6"> style</text:span><text:span text:style-name="T7">="cursor: auto"&gt;</text:span>auto<text:span text:style-name="T7">&lt;</text:span><text:span text:style-name="T9">/span</text:span><text:span text:style-name="T7">&gt;&lt;</text:span><text:span text:style-name="T9">br</text:span><text:span text:style-name="T7">&gt;</text:span><text:line-break/><text:span text:style-name="T7">&lt;</text:span><text:span text:style-name="T9">span</text:span><text:span text:style-name="T6"> style</text:span><text:span text:style-name="T7">="cursor: crosshair"&gt;</text:span>crosshair<text:span text:style-name="T7">&lt;</text:span><text:span text:style-name="T9">/span</text:span><text:span text:style-name="T7">&gt;&lt;</text:span><text:span text:style-name="T9">br</text:span><text:span text:style-name="T7">&gt;</text:span><text:line-break/><text:span text:style-name="T7">&lt;</text:span><text:span text:style-name="T9">span</text:span><text:span text:style-name="T6"> style</text:span><text:span text:style-name="T7">="cursor: default"&gt;</text:span>default<text:span text:style-name="T7">&lt;</text:span><text:span text:style-name="T9">/span</text:span><text:span text:style-name="T7">&gt;&lt;</text:span><text:span text:style-name="T9">br</text:span><text:span text:style-name="T7">&gt;</text:span><text:line-break/><text:soft-page-break/><text:span text:style-name="T7">&lt;</text:span><text:span text:style-name="T9">span</text:span><text:span text:style-name="T6"> style</text:span><text:span text:style-name="T7">="cursor: e-resize"&gt;</text:span>e-resize<text:span text:style-name="T7">&lt;</text:span><text:span text:style-name="T9">/span</text:span><text:span text:style-name="T7">&gt;&lt;</text:span><text:span text:style-name="T9">br</text:span><text:span text:style-name="T7">&gt;</text:span><text:line-break/><text:span text:style-name="T7">&lt;</text:span><text:span text:style-name="T9">span</text:span><text:span text:style-name="T6"> style</text:span><text:span text:style-name="T7">="cursor: help"&gt;</text:span>help<text:span text:style-name="T7">&lt;</text:span><text:span text:style-name="T9">/span</text:span><text:span text:style-name="T7">&gt;&lt;</text:span><text:span text:style-name="T9">br</text:span><text:span text:style-name="T7">&gt;</text:span><text:line-break/><text:span text:style-name="T7">&lt;</text:span><text:span text:style-name="T9">span</text:span><text:span text:style-name="T6"> style</text:span><text:span text:style-name="T7">="cursor: move"&gt;</text:span>move<text:span text:style-name="T7">&lt;</text:span><text:span text:style-name="T9">/span</text:span><text:span text:style-name="T7">&gt;&lt;</text:span><text:span text:style-name="T9">br</text:span><text:span text:style-name="T7">&gt;</text:span><text:line-break/><text:span text:style-name="T7">&lt;</text:span><text:span text:style-name="T9">span</text:span><text:span text:style-name="T6"> style</text:span><text:span text:style-name="T7">="cursor: n-resize"&gt;</text:span>n-resize<text:span text:style-name="T7">&lt;</text:span><text:span text:style-name="T9">/span</text:span><text:span text:style-name="T7">&gt;&lt;</text:span><text:span text:style-name="T9">br</text:span><text:span text:style-name="T7">&gt;</text:span><text:line-break/><text:span text:style-name="T7">&lt;</text:span><text:span text:style-name="T9">span</text:span><text:span text:style-name="T6"> style</text:span><text:span text:style-name="T7">="cursor: ne-resize"&gt;</text:span>ne-resize<text:span text:style-name="T7">&lt;</text:span><text:span text:style-name="T9">/span</text:span><text:span text:style-name="T7">&gt;&lt;</text:span><text:span text:style-name="T9">br</text:span><text:span text:style-name="T7">&gt;</text:span><text:line-break/><text:span text:style-name="T7">&lt;</text:span><text:span text:style-name="T9">span</text:span><text:span text:style-name="T6"> style</text:span><text:span text:style-name="T7">="cursor: nw-resize"&gt;</text:span>nw-resize<text:span text:style-name="T7">&lt;</text:span><text:span text:style-name="T9">/span</text:span><text:span text:style-name="T7">&gt;&lt;</text:span><text:span text:style-name="T9">br</text:span><text:span text:style-name="T7">&gt;</text:span><text:line-break/><text:span text:style-name="T7">&lt;</text:span><text:span text:style-name="T9">span</text:span><text:span text:style-name="T6"> style</text:span><text:span text:style-name="T7">="cursor: pointer"&gt;</text:span>pointer<text:span text:style-name="T7">&lt;</text:span><text:span text:style-name="T9">/span</text:span><text:span text:style-name="T7">&gt;&lt;</text:span><text:span text:style-name="T9">br</text:span><text:span text:style-name="T7">&gt;</text:span><text:line-break/><text:span text:style-name="T7">&lt;</text:span><text:span text:style-name="T9">span</text:span><text:span text:style-name="T6"> style</text:span><text:span text:style-name="T7">="cursor: progress"&gt;</text:span>progress<text:span text:style-name="T7">&lt;</text:span><text:span text:style-name="T9">/span</text:span><text:span text:style-name="T7">&gt;&lt;</text:span><text:span text:style-name="T9">br</text:span><text:span text:style-name="T7">&gt;</text:span><text:line-break/><text:span text:style-name="T7">&lt;</text:span><text:span text:style-name="T9">span</text:span><text:span text:style-name="T6"> style</text:span><text:span text:style-name="T7">="cursor: s-resize"&gt;</text:span>s-resize<text:span text:style-name="T7">&lt;</text:span><text:span text:style-name="T9">/span</text:span><text:span text:style-name="T7">&gt;&lt;</text:span><text:span text:style-name="T9">br</text:span><text:span text:style-name="T7">&gt;</text:span><text:line-break/><text:span text:style-name="T7">&lt;</text:span><text:span text:style-name="T9">span</text:span><text:span text:style-name="T6"> style</text:span><text:span text:style-name="T7">="cursor: se-resize"&gt;</text:span>se-resize<text:span text:style-name="T7">&lt;</text:span><text:span text:style-name="T9">/span</text:span><text:span text:style-name="T7">&gt;&lt;</text:span><text:span text:style-name="T9">br</text:span><text:span text:style-name="T7">&gt;</text:span><text:line-break/><text:span text:style-name="T7">&lt;</text:span><text:span text:style-name="T9">span</text:span><text:span text:style-name="T6"> style</text:span><text:span text:style-name="T7">="cursor: sw-resize"&gt;</text:span>sw-resize<text:span text:style-name="T7">&lt;</text:span><text:span text:style-name="T9">/span</text:span><text:span text:style-name="T7">&gt;&lt;</text:span><text:span text:style-name="T9">br</text:span><text:span text:style-name="T7">&gt;</text:span><text:line-break/><text:span text:style-name="T7">&lt;</text:span><text:span text:style-name="T9">span</text:span><text:span text:style-name="T6"> style</text:span><text:span text:style-name="T7">="cursor: text"&gt;</text:span>text<text:span text:style-name="T7">&lt;</text:span><text:span text:style-name="T9">/span</text:span><text:span text:style-name="T7">&gt;&lt;</text:span><text:span text:style-name="T9">br</text:span><text:span text:style-name="T7">&gt;</text:span><text:line-break/><text:span text:style-name="T7">&lt;</text:span><text:span text:style-name="T9">span</text:span><text:span text:style-name="T6"> style</text:span><text:span text:style-name="T7">="cursor: w-resize"&gt;</text:span>w-resize<text:span text:style-name="T7">&lt;</text:span><text:span text:style-name="T9">/span</text:span><text:span text:style-name="T7">&gt;&lt;</text:span><text:span text:style-name="T9">br</text:span><text:span text:style-name="T7">&gt;</text:span><text:line-break/><text:span text:style-name="T7">&lt;</text:span><text:span text:style-name="T9">span</text:span><text:span text:style-name="T6"> style</text:span><text:span text:style-name="T7">="cursor: wait"&gt;</text:span>wait<text:span text:style-name="T7">&lt;</text:span><text:span text:style-name="T9">/span</text:span><text:span text:style-name="T7">&gt;</text:span></text:p>
      <text:p text:style-name="P8"><text:span text:style-name="T4"><text:s/></text:span></text:p>
      <text:p text:style-name="Horizontal_20_Line"/>
      <text:h text:style-name="P2" text:outline-level="2"><text:span text:style-name="T4">Ejercicio:</text:span></text:h>
      <text:p text:style-name="P15">Establezca el color de los enlaces en "rojo".</text:p>
      <text:p text:style-name="P5">&lt;<text:span text:style-name="T10">style</text:span>&gt;</text:p>
      <text:p text:style-name="P5"><draw:control text:anchor-type="as-char" draw:z-index="1" draw:name="Forma1" draw:style-name="gr1" draw:text-style-name="P17" svg:width="0.424cm" svg:height="0.662cm" draw:control="control1"/>{</text:p>
      <text:p text:style-name="P5"><text:s text:c="2"/>color:<text:span text:style-name="T10">red</text:span>;</text:p>
      <text:p text:style-name="P5">}</text:p>
      <text:p text:style-name="P6">&lt;/<text:span text:style-name="T10">style</text:span>&gt;</text:p>
      <text:p text:style-name="P4"/>
      <text:p text:style-name="P5">&lt;<text:span text:style-name="T10">body</text:span>&gt;</text:p>
      <text:p text:style-name="P5"><text:s text:c="2"/>&lt;h1&gt;Este es un encabezado&lt;/h1&gt;</text:p>
      <text:p text:style-name="P5"><text:s text:c="2"/>&lt;p&gt;Este es un párrafo&lt;/p&gt;</text:p>
      <text:p text:style-name="P5"><text:s text:c="2"/>&lt;a href="http://w3schools.com"&gt;Este es un enlace&lt;/a&gt;</text:p>
      <text:p text:style-name="P7">&lt;/<text:span text:style-name="T10">body</text:span>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5:38:05.652000000</meta:creation-date>
    <dc:date>2024-03-02T15:41:53.728000000</dc:date>
    <meta:editing-duration>PT3M48S</meta:editing-duration>
    <meta:editing-cycles>1</meta:editing-cycles>
    <meta:document-statistic meta:table-count="0" meta:image-count="1" meta:object-count="0" meta:page-count="5" meta:paragraph-count="58" meta:word-count="485" meta:character-count="3965" meta:non-whitespace-character-count="3447"/>
    <meta:generator>LibreOffice/7.6.0.3$Windows_X86_64 LibreOffice_project/69edd8b8ebc41d00b4de3915dc82f8f0fc3b6265</meta:generator>
  </office:meta>
</office:document-meta>
</file>